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Sansinterligne" style:master-page-name="MP0" style:family="paragraph">
      <style:paragraph-properties fo:break-before="page"/>
    </style:style>
  </office:automatic-styles>
  <office:body>
    <office:text text:use-soft-page-breaks="true">
      <text:p text:style-name="P1"><text:tab/>Le problème posé par le moteur physique est qu’il ne doit pas être instancié plusieurs fois car cela pourrait causer des conflits avec la bille. Détruire l’instance du moteur<text:s/>physique n’est pas non plus une bonne solution car beaucoup plus consommatrice en ressources que l’utilisation d’un singleton. Ainsi l’utilisation d’un singleton permettant de récupérer l’instance déjà créée est beaucoup plus utile.</text:p>
      <text:p text:style-name="Sansinterligne"><text:tab/>De plus avec l’utilisation du singleton, le moteur physique sera utilisable depuis n’importe quelle classe grâce à la fonction getMoteurPhysique (). Il n’y pas de pertes de données dues à la destruction d’une ancienne instance créée, pas de conflit généré par un doublon, il permet par la même occasion d’éviter de polluer le code d’instances globales grâce à l’accès unique du singleton.<text:s/></text:p>
      <text:p text:style-name="Sansinterligne">Au niveau de l’implémentation du singleton, c’est simplement une classe avec un constructeur privé et un attribut privé static. La fonction getMoteurPhysique() servira à retourner l’instance déjà existante ou à la créer le cas échéant.</text:p>
      <text:p text:style-name="Sansinterligne"><text:tab/>Les limites posées par le singleton ne sont pas un problème ici car le multi threading ne sera pas mis en oeuvre lors de l’utilisation du moteur<text:s/>physique et que tous les développeurs connaissent la différence entre une classe static et un singleton donc pas de problème lors de son utilisa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ébastien ROTH</meta:initial-creator>
    <dc:creator>sébastien ROTH</dc:creator>
    <meta:creation-date>2014-03-17T13:46:00Z</meta:creation-date>
    <dc:date>2014-03-24T12:19:00Z</dc:date>
    <meta:template xlink:href="Normal" xlink:type="simple"/>
    <meta:editing-cycles>7</meta:editing-cycles>
    <meta:editing-duration>PT15900S</meta:editing-duration>
    <meta:document-statistic meta:page-count="1" meta:paragraph-count="2" meta:word-count="205" meta:character-count="1331" meta:row-count="9" meta:non-whitespace-character-count="1128"/>
  </office:meta>
</office:document-meta>
</file>